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overall_weighted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weighted_metri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A_exp64</text:p>
          </table:table-cell>
          <table:table-cell table:style-name="ce1" office:value-type="float" office:value="0.0124157350510359" calcext:value-type="float">
            <text:p>0.012415735051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C_exp64</text:p>
          </table:table-cell>
          <table:table-cell office:value-type="float" office:value="0.0130222619524555" calcext:value-type="float">
            <text:p>0.013022261952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B_exp32</text:p>
          </table:table-cell>
          <table:table-cell office:value-type="float" office:value="0.0126721984172088" calcext:value-type="float">
            <text:p>0.012672198417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D_exp64</text:p>
          </table:table-cell>
          <table:table-cell office:value-type="float" office:value="0.013347835370237" calcext:value-type="float">
            <text:p>0.0133478353702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MIN([.F2:.F5])" office:value-type="float" office:value="0.0124157350510359" calcext:value-type="float">
            <text:p>0.012415735051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8T17:24:18.594256390</dc:date>
    <meta:editing-duration>PT20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